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Arial" officeooo:rsid="0000450b" officeooo:paragraph-rsid="0014c7f1"/>
    </style:style>
    <style:style style:name="P2" style:family="paragraph" style:parent-style-name="Text_20_body">
      <style:text-properties style:font-name="Arial" officeooo:rsid="00238f4c" officeooo:paragraph-rsid="0014c7f1"/>
    </style:style>
    <style:style style:name="P3" style:family="paragraph" style:parent-style-name="Text_20_body">
      <style:text-properties style:font-name="Arial" officeooo:rsid="00020e96" officeooo:paragraph-rsid="0014c7f1"/>
    </style:style>
    <style:style style:name="P4" style:family="paragraph" style:parent-style-name="Text_20_body">
      <style:text-properties style:font-name="Arial" officeooo:rsid="0016e4c6" officeooo:paragraph-rsid="0014c7f1"/>
    </style:style>
    <style:style style:name="P5" style:family="paragraph" style:parent-style-name="Text_20_body">
      <style:text-properties style:font-name="Arial" officeooo:rsid="002557d1" officeooo:paragraph-rsid="0014c7f1"/>
    </style:style>
    <style:style style:name="P6" style:family="paragraph" style:parent-style-name="Text_20_body">
      <style:text-properties style:font-name="Arial" officeooo:paragraph-rsid="0014c7f1"/>
    </style:style>
    <style:style style:name="P7" style:family="paragraph" style:parent-style-name="Text_20_body">
      <style:text-properties officeooo:rsid="000e6bce" officeooo:paragraph-rsid="0014c7f1"/>
    </style:style>
    <style:style style:name="P8" style:family="paragraph" style:parent-style-name="Text_20_body">
      <style:text-properties style:font-name="Courier New1" officeooo:rsid="002557d1" officeooo:paragraph-rsid="0014c7f1"/>
    </style:style>
    <style:style style:name="P9" style:family="paragraph" style:parent-style-name="Title">
      <style:text-properties style:font-name="Arial" officeooo:rsid="0000450b" officeooo:paragraph-rsid="0014c7f1"/>
    </style:style>
    <style:style style:name="P10" style:family="paragraph" style:parent-style-name="Table_20_Contents">
      <style:text-properties style:font-name="Courier New" officeooo:paragraph-rsid="0014c7f1"/>
    </style:style>
    <style:style style:name="P11" style:family="paragraph" style:parent-style-name="Table_20_Contents">
      <style:text-properties style:font-name="Courier New" officeooo:rsid="0014c7f1" officeooo:paragraph-rsid="0014c7f1"/>
    </style:style>
    <style:style style:name="P12" style:family="paragraph" style:parent-style-name="Heading_20_1">
      <style:text-properties style:font-name="Arial" officeooo:rsid="0000450b" officeooo:paragraph-rsid="0014c7f1"/>
    </style:style>
    <style:style style:name="P13" style:family="paragraph" style:parent-style-name="Heading_20_1">
      <style:text-properties style:font-name="Arial" officeooo:rsid="00020e96" officeooo:paragraph-rsid="0014c7f1"/>
    </style:style>
    <style:style style:name="P14" style:family="paragraph" style:parent-style-name="Preformatted_20_Text">
      <style:text-properties style:font-name="Courier New1" officeooo:rsid="0014c7f1" officeooo:paragraph-rsid="0014c7f1"/>
    </style:style>
    <style:style style:name="P15" style:family="paragraph" style:parent-style-name="Preformatted_20_Text">
      <style:text-properties style:font-name="Courier New1" officeooo:paragraph-rsid="0014c7f1"/>
    </style:style>
    <style:style style:name="T1" style:family="text">
      <style:text-properties officeooo:rsid="0025a274"/>
    </style:style>
    <style:style style:name="T2" style:family="text">
      <style:text-properties officeooo:rsid="00238f4c"/>
    </style:style>
    <style:style style:name="T3" style:family="text">
      <style:text-properties officeooo:rsid="00100da5"/>
    </style:style>
    <style:style style:name="T4" style:family="text">
      <style:text-properties style:font-name="Courier New1"/>
    </style:style>
    <style:style style:name="T5" style:family="text">
      <style:text-properties style:font-name="Courier New1" officeooo:rsid="002557d1"/>
    </style:style>
    <style:style style:name="T6" style:family="text">
      <style:text-properties style:font-name="Courier New1" officeooo:rsid="0014c7f1"/>
    </style:style>
    <style:style style:name="T7" style:family="text">
      <style:text-properties officeooo:rsid="0014c7f1"/>
    </style:style>
    <style:style style:name="T8" style:family="text">
      <style:text-properties fo:color="#d73a49"/>
    </style:style>
    <style:style style:name="T9" style:family="text">
      <style:text-properties fo:color="#032f62"/>
    </style:style>
    <style:style style:name="T10" style:family="text">
      <style:text-properties fo:color="#24292e"/>
    </style:style>
    <style:style style:name="T11" style:family="text">
      <style:text-properties fo:color="#6f42c1"/>
    </style:style>
    <style:style style:name="T12" style:family="text">
      <style:text-properties fo:color="#6a737d"/>
    </style:style>
    <style:style style:name="T13" style:family="text">
      <style:text-properties fo:color="#6a737d" officeooo:rsid="0014c7f1"/>
    </style:style>
    <style:style style:name="T14" style:family="text">
      <style:text-properties fo:color="#005c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Lab</text:span> <text:span text:style-name="T7">7</text:span>. <text:s/><text:span text:style-name="T7">Setting up web servers with Terraform. </text:span></text:p>
      <text:p text:style-name="P1"/>
      <text:h text:style-name="P12" text:outline-level="1">Background: <text:s/></text:h>
      <text:p text:style-name="P2">Here, <text:span text:style-name="T7">we learn how to create and provision some simple web servers. </text:span></text:p>
      <text:p text:style-name="P7"/>
      <text:h text:style-name="P13" text:outline-level="1">Tasks:</text:h>
      <text:p text:style-name="P6"/>
      <text:p text:style-name="P3">1. <text:span text:style-name="T3">Make a directory called ‘lab7’ underneath the terraform-labs directory.</text:span></text:p>
      <text:p text:style-name="P4">2. <text:s/>Change into the directory.</text:p>
      <text:p text:style-name="P2"/>
      <text:p text:style-name="P2">Create the following files: <text:s/>main.tf, variables.tf</text:p>
      <text:p text:style-name="P2">Here is the source code for the main.tf fil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Source code is provided. </text:p>
          </table:table-cell>
        </table:table-row>
      </table:table>
      <text:p text:style-name="P2"/>
      <text:p text:style-name="P2"/>
      <text:p text:style-name="P2">Here is the source code for the variables.tf file. </text:p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Source code is provided. </text:p>
          </table:table-cell>
        </table:table-row>
      </table:table>
      <text:p text:style-name="P2"/>
      <text:p text:style-name="P5"/>
      <text:p text:style-name="P5">Here is the source code for vars.tf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Source code is provided. </text:p>
          </table:table-cell>
        </table:table-row>
      </table:table>
      <text:p text:style-name="P5"/>
      <text:p text:style-name="P5">10. <text:s/>Change to the top level lab<text:span text:style-name="T7">7</text:span> directory.</text:p>
      <text:p text:style-name="P5">11. <text:s/>Run the following commands:</text:p>
      <text:p text:style-name="P8"/>
      <text:p text:style-name="P3"><text:s/><text:span text:style-name="T5">&gt; </text:span><text:span text:style-name="T4">terraform init</text:span></text:p>
      <text:p text:style-name="P14"><text:s/>&gt; terraform plan</text:p>
      <text:p text:style-name="P15"/>
      <text:p text:style-name="P3"><text:soft-page-break/><text:span text:style-name="T6">&gt; </text:span><text:span text:style-name="T4">terraform apply`</text:span></text:p>
      <text:p text:style-name="P3">Note that the ‘&gt;’ refers to the bash shell prompt and is not part of the comman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08:12.080582854</meta:creation-date>
    <meta:generator>LibreOffice/6.2.2.2$Linux_X86_64 LibreOffice_project/20$Build-2</meta:generator>
    <dc:date>2019-05-29T14:35:31.191383357</dc:date>
    <meta:editing-duration>PT27M19S</meta:editing-duration>
    <meta:editing-cycles>2</meta:editing-cycles>
    <meta:document-statistic meta:table-count="3" meta:image-count="0" meta:object-count="0" meta:page-count="2" meta:paragraph-count="19" meta:word-count="119" meta:character-count="705" meta:non-whitespace-character-count="589"/>
  </office:meta>
</office:document-meta>
</file>